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7F000000364E3E8726D23163D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nstantia1" svg:font-family="Constantia"/>
    <style:font-face style:name="Courier New" svg:font-family="'Courier New'"/>
    <style:font-face style:name="Lohit Devanagari1" svg:font-family="'Lohit Devanagari'"/>
    <style:font-face style:name="Calibri" svg:font-family="Calibri"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2.494cm" fo:margin-left="0cm" fo:margin-top="0cm" fo:margin-bottom="0cm" style:page-number="auto" table:align="left" style:writing-mode="lr-tb"/>
    </style:style>
    <style:style style:name="Table1.A" style:family="table-column">
      <style:table-column-properties style:column-width="7.618cm"/>
    </style:style>
    <style:style style:name="Table1.B" style:family="table-column">
      <style:table-column-properties style:column-width="4.874cm"/>
    </style:style>
    <style:style style:name="Table1.1" style:family="table-row">
      <style:table-row-properties style:row-height="3.011cm" fo:keep-together="auto"/>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2" style:family="table-row">
      <style:table-row-properties style:row-height="0.459cm" fo:keep-together="auto"/>
    </style:style>
    <style:style style:name="Table1.B2" style:family="table-cell">
      <style:table-cell-properties fo:padding="0cm" fo:border="none"/>
    </style:style>
    <style:style style:name="Table1.3" style:family="table-row">
      <style:table-row-properties fo:keep-together="auto"/>
    </style:style>
    <style:style style:name="P1" style:family="paragraph" style:parent-style-name="Anschrift">
      <style:text-properties officeooo:rsid="001b5c03" officeooo:paragraph-rsid="001b5c03"/>
    </style:style>
    <style:style style:name="P2" style:family="paragraph" style:parent-style-name="Betreff">
      <style:text-properties fo:language="en" fo:country="US"/>
    </style:style>
    <style:style style:name="P3" style:family="paragraph" style:parent-style-name="List_20_Paragraph" style:list-style-name="WWNum4"/>
    <style:style style:name="P4" style:family="paragraph" style:parent-style-name="List_20_Paragraph">
      <style:text-properties fo:language="en" fo:country="US" fo:font-style="italic" style:font-style-asian="italic" style:font-style-complex="italic"/>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left="0.635cm" fo:margin-right="0cm" fo:text-indent="0cm" style:auto-text-indent="false"/>
      <style:text-properties fo:language="en" fo:country="US"/>
    </style:style>
    <style:style style:name="P8" style:family="paragraph" style:parent-style-name="Standard">
      <loext:graphic-properties draw:fill="solid" draw:fill-color="#ffffff"/>
      <style:paragraph-properties fo:background-color="#ffffff" fo:padding="0cm" fo:border="none"/>
    </style:style>
    <style:style style:name="P9" style:family="paragraph" style:parent-style-name="Standard">
      <style:paragraph-properties fo:line-height="0.318cm" fo:padding="0cm" fo:border="none"/>
    </style:style>
    <style:style style:name="P10" style:family="paragraph" style:parent-style-name="Standard">
      <style:paragraph-properties fo:margin-top="0cm" fo:margin-bottom="0.159cm" loext:contextual-spacing="false" fo:line-height="0.318cm" fo:padding="0cm" fo:border="none"/>
    </style:style>
    <style:style style:name="P11" style:family="paragraph" style:parent-style-name="blank">
      <style:text-properties fo:language="en" fo:country="US"/>
    </style:style>
    <style:style style:name="P12" style:family="paragraph">
      <loext:graphic-properties draw:fill="solid" draw:fill-color="#ffffff"/>
      <style:paragraph-properties fo:text-align="center"/>
      <style:text-properties fo:font-size="18pt"/>
    </style:style>
    <style:style style:name="P13"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officeooo:rsid="001b5c03"/>
    </style:style>
    <style:style style:name="T5" style:family="text">
      <style:text-properties style:font-name="Calibri" fo:font-size="7pt" fo:language="en" fo:country="US" fo:font-weight="bold" style:font-size-asian="7pt" style:font-weight-asian="bold" style:font-size-complex="7pt"/>
    </style:style>
    <style:style style:name="T6" style:family="text">
      <style:text-properties style:font-name="Calibri" fo:font-size="7pt" fo:language="en" fo:country="US" fo:font-weight="bold" officeooo:rsid="001b5c03" style:font-size-asian="7pt" style:font-weight-asian="bold" style:font-size-complex="7pt"/>
    </style:style>
    <style:style style:name="T7" style:family="text">
      <style:text-properties style:font-name="Calibri" fo:font-size="7pt" fo:language="en" fo:country="US" style:font-size-asian="7pt" style:font-size-complex="7pt"/>
    </style:style>
    <style:style style:name="T8" style:family="text">
      <style:text-properties style:font-name="Calibri" fo:font-size="7pt" fo:language="en" fo:country="US" officeooo:rsid="001b5c03" style:font-size-asian="7pt" style:font-size-complex="7pt"/>
    </style:style>
    <style:style style:name="T9" style:family="text">
      <style:text-properties style:font-name="Calibri" fo:font-size="7pt" fo:language="en" fo:country="US" fo:font-style="italic" style:font-size-asian="7pt" style:font-style-asian="italic" style:font-size-complex="7pt"/>
    </style:style>
    <style:style style:name="T10" style:family="text">
      <style:text-properties style:font-name="Calibri" fo:font-size="7pt" fo:language="en" fo:country="US" fo:font-style="italic" officeooo:rsid="001b5c03" style:font-size-asian="7pt" style:font-style-asian="italic" style:font-size-complex="7pt"/>
    </style:style>
    <style:style style:name="T11" style:family="text">
      <style:text-properties style:font-name="Calibri" fo:font-size="7pt" fo:letter-spacing="-0.035cm" fo:language="en" fo:country="US" style:font-size-asian="7pt" style:font-size-complex="7pt"/>
    </style:style>
    <style:style style:name="T12" style:family="text">
      <style:text-properties style:font-name="Calibri" fo:font-size="7pt" fo:font-style="italic" style:font-size-asian="7pt" style:font-style-asian="italic" style:font-size-complex="7pt"/>
    </style:style>
    <style:style style:name="T13" style:family="text">
      <style:text-properties style:font-name="Calibri" fo:font-size="7pt" style:font-size-asian="7pt" style:font-size-complex="7pt"/>
    </style:style>
    <style:style style:name="T14" style:family="text">
      <style:text-properties style:font-name="Calibri" fo:font-size="7pt" officeooo:rsid="001b5c03" style:font-size-asian="7pt" style:font-size-complex="7pt"/>
    </style:style>
    <style:style style:name="T15" style:family="text">
      <style:text-properties style:font-name="Calibri" fo:font-size="7pt" fo:letter-spacing="0.004cm" style:font-size-asian="7pt" style:font-size-complex="7pt"/>
    </style:style>
    <style:style style:name="T16" style:family="text">
      <style:text-properties officeooo:rsid="001b5c03"/>
    </style:style>
    <style:style style:name="T17" style:family="text">
      <style:text-properties style:font-name="Constantia" fo:font-size="9.5pt" officeooo:rsid="001b5c03" style:letter-kerning="true" style:font-size-asian="9.5pt" style:font-size-complex="9.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background-color="#ffffff" style:background-transparency="100%" draw:fill="solid" draw:fill-color="#ffffff" draw:opacity="0%" fo:padding="0cm" fo:border="none"/>
    </style:style>
    <style:style style:name="fr3" style:family="graphic" style:parent-style-name="Frame">
      <style:graphic-properties fo:margin-left="0cm" fo:margin-right="0cm" fo:margin-top="0.409cm" fo:margin-bottom="0.409cm" style:wrap="none" style:vertical-pos="from-top" style:vertical-rel="page" style:horizontal-pos="from-left" style:horizontal-rel="page"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254cm" fo:padding-right="0.254cm" fo:wrap-option="wrap" fo:margin-left="0cm" fo:margin-right="0cm" fo:margin-top="0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loext:rel-height-rel="paragraph"/>
    </style:style>
    <style:style style:name="gr2" style:family="graphic">
      <style:graphic-properties fo:margin-left="0.021cm" fo:margin-right="0.035cm" fo:margin-top="0.025cm" fo:margin-bottom="0.0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07cm" svg:stroke-color="#00786b"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Anschrift"><text:span text:style-name="T1">The Editors</text:span></text:p>
            <text:p text:style-name="P1"><text:span text:style-name="T1">Joule</text:span></text:p>
          </table:table-cell>
          <table:table-cell table:style-name="Table1.B1" office:value-type="string">
            <text:p text:style-name="Standard"/>
          </table:table-cell>
        </table:table-row>
        <table:table-row table:style-name="Table1.2">
          <table:table-cell table:style-name="Table1.A1" office:value-type="string">
            <text:p text:style-name="P11"/>
          </table:table-cell>
          <table:table-cell table:style-name="Table1.B2" office:value-type="string">
            <text:p text:style-name="Standard"/>
          </table:table-cell>
        </table:table-row>
        <table:table-row table:style-name="Table1.3">
          <table:table-cell table:style-name="Table1.A1" table:number-columns-spanned="2" office:value-type="string">
            <text:p text:style-name="P2"/>
            <text:p text:style-name="P2"/>
            <text:p text:style-name="P2"/>
            <text:p text:style-name="P2"/>
            <text:p text:style-name="P2"/>
            <text:p text:style-name="P2"/>
            <text:p text:style-name="P2"/>
            <text:p text:style-name="P2"><text:bookmark text:name="Text2"/></text:p>
            <text:p text:style-name="Betreff"><text:span text:style-name="T4">S</text:span><text:span text:style-name="T1">ubmission: </text:span><text:span text:style-name="T4">Tracing prices: A flow-based cost allocation for optimized power systems</text:span></text:p>
          </table:table-cell>
          <table:covered-table-cell/>
        </table:table-row>
      </table:table>
      <text:p text:style-name="P5"/>
      <text:p text:style-name="Standard"><text:span text:style-name="T1">Dear Editors, </text:span></text:p>
      <text:p text:style-name="P5"/>
      <text:p text:style-name="Standard"><text:span text:style-name="T1">Thank you very much for giving us the opportunity to re-submit our manuscript to Applied Energy. As suggested by you, we extended the introduction and now clearly and more precisely</text:span><text:bookmark text:name="_GoBack"/><text:span text:style-name="T1"> state the novelty and how our paper contributes to fill a relevant knowledge gap in the literature.</text:span></text:p>
      <text:p text:style-name="P5"/>
      <text:p text:style-name="Standard"><text:span text:style-name="T1">Specifically, the new introduction now is structured:</text:span></text:p>
      <text:p text:style-name="P5"/>
      <text:list xml:id="list3451343890" text:style-name="WWNum4">
        <text:list-item>
          <text:p text:style-name="P3"><text:span text:style-name="T1">First paragraph (revised):<text:line-break/></text:span><text:span text:style-name="T2">Motivation of the topic and clarification of central concepts</text:span></text:p>
        </text:list-item>
      </text:list>
      <text:p text:style-name="P7"/>
      <text:list xml:id="list105427424516790" text:continue-numbering="true" text:style-name="WWNum4">
        <text:list-item>
          <text:p text:style-name="P3"><text:span text:style-name="T3">Second paragraph (new): research gap</text:span><text:span text:style-name="T1"><text:line-break/>A</text:span><text:span text:style-name="T2"> range of power flow allocation schemes exist. Each delivers a different allocation, with implications for research findings of policy recommendations. Yet no systematic comparison and evaluation of such schemes exists.</text:span></text:p>
        </text:list-item>
      </text:list>
      <text:p text:style-name="P4"/>
      <text:list xml:id="list105426911414878" text:continue-numbering="true" text:style-name="WWNum4">
        <text:list-item>
          <text:p text:style-name="P3"><text:span text:style-name="T3">Third paragraph (new): contribution/novelty</text:span><text:span text:style-name="T2"><text:line-break/>We develop novel, quantitative, techno-economic evaluation criteria concerning concerning (i) fairness, (ii) plausibility, (iii) uniqueness, and (iv) stability. We apply, illustrate, and discuss these criteria for a future German scenario.</text:span></text:p>
        </text:list-item>
      </text:list>
      <text:p text:style-name="P4"/>
      <text:list xml:id="list105427547046897" text:continue-numbering="true" text:style-name="WWNum4">
        <text:list-item>
          <text:p text:style-name="P3"><text:span text:style-name="T1">Fourth paragraph:</text:span><text:span text:style-name="T2"><text:line-break/>Relevance of our results</text:span></text:p>
        </text:list-item>
      </text:list>
      <text:p text:style-name="P4"/>
      <text:list xml:id="list105428315352362" text:continue-numbering="true" text:style-name="WWNum4">
        <text:list-item>
          <text:p text:style-name="P3"><text:soft-page-break/><text:span text:style-name="T1">Fifth paragraph:</text:span><text:span text:style-name="T2"><text:line-break/>Relation to the literature</text:span></text:p>
        </text:list-item>
      </text:list>
      <text:p text:style-name="P4"/>
      <text:list xml:id="list105428323391969" text:continue-numbering="true" text:style-name="WWNum4">
        <text:list-item>
          <text:p text:style-name="P3"><text:span text:style-name="T1">Sixth paragraph:</text:span><text:span text:style-name="T2"><text:line-break/>Paper organization</text:span></text:p>
        </text:list-item>
      </text:list>
      <text:p text:style-name="P4"/>
      <text:p text:style-name="Standard"><text:span text:style-name="T1">Moreover, the added a new sentence concerning the novelty and contribution of our paper to the abstract and highlights. We hope that this helps you, potential reviewers, and eventual readers to clarify which knowledge gap we address by developing and applying our concepts. To make our novelty clear, we also changed the title to “</text:span><text:span text:style-name="T2">Techno-economic criteria</text:span><text:span text:style-name="T1"> to evaluate power flow allocation schemes.”</text:span><text:span text:style-name="T2"><text:line-break/></text:span></text:p>
      <text:p text:style-name="Standard"><text:span text:style-name="T1">As before, for transparency, reproducibility, and as a service to the profession, we provide the open Python software package </text:span><text:span text:style-name="T2">netallocation</text:span><text:span text:style-name="T1"> that implements the four analyzed schemes for linear power sector models under a permissive license (https://github.com/FRESNA/netallocation).</text:span></text:p>
      <text:p text:style-name="P5"/>
      <text:p text:style-name="Standard"><text:span text:style-name="T3">Our paper is is appealing to both a scientific and a popular audience</text:span><text:span text:style-name="T1">. For a scientific audience, we develop, apply, and discuss novel evaluation criteria for power flow allocation methods. This connects to the academic discourse on power flow allocation and, more broadly, on the role and modeling of the network in power system studies (among others, Jorgenson et al, APEN 228; Peker et al, APEN 228; Qadrdan et al, APEN 192). For an audience of policy/economic analysts, we convey a concise understanding of different flow allocation methods and their characteristic results.</text:span></text:p>
      <text:p text:style-name="P5"/>
      <text:p text:style-name="Standard"><text:span text:style-name="T3">We think the paper is important</text:span><text:span text:style-name="T1"> because it, for the first time, develops quantitative evaluation criteria of flow allocation methods. Our methods and findings may contribute to managing the central short- and long-term role of the electricity network between supply and demand in a fast changing environment. </text:span></text:p>
      <text:p text:style-name="P5"/>
      <text:p text:style-name="Standard"><text:span text:style-name="T1">We are experienced researchers with a long track record of publishing articles and a </text:span><text:span text:style-name="T3">proficient use of English.</text:span></text:p>
      <text:p text:style-name="P6"/>
      <text:p text:style-name="Standard"><text:span text:style-name="T1">I am happy to be </text:span><text:span text:style-name="T3">available as a reviewer for APEN</text:span><text:span text:style-name="T1"> in the future.</text:span></text:p>
      <text:p text:style-name="P5"/>
      <text:p text:style-name="Standard"><text:span text:style-name="T1">We look forward to your response.</text:span></text:p>
      <text:p text:style-name="P5"/>
      <text:p text:style-name="Standard"><text:span text:style-name="T1">Best regards</text:span></text:p>
      <text:p text:style-name="P5"/>
      <text:p text:style-name="Standard"><text:span text:style-name="T1">Alexander Zerrahn, corresponding on behalf of all autho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nstantia1" svg:font-family="Constantia"/>
    <style:font-face style:name="Courier New" svg:font-family="'Courier New'"/>
    <style:font-face style:name="Lohit Devanagari1" svg:font-family="'Lohit Devanagari'"/>
    <style:font-face style:name="Calibri" svg:font-family="Calibri"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9.5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9.5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59cm" fo:text-align="start" style:justify-single-word="false" fo:orphans="2" fo:widows="2" style:writing-mode="lr-tb"/>
      <style:text-properties style:font-name="Constantia" fo:font-family="Constantia" style:font-family-generic="roman" style:font-pitch="variable" fo:font-size="9.5pt" style:letter-kerning="true" style:font-size-asian="9.5pt" style:font-size-complex="9.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list-style-name="" style:class="text">
      <style:text-properties fo:font-weight="normal" style:font-weight-asian="normal" style:font-size-complex="14pt" style:font-style-complex="italic" style:font-weight-complex="normal"/>
    </style:style>
    <style:style style:name="Heading_20_3" style:display-name="Heading 3" style:family="paragraph" style:parent-style-name="Heading_20_1" style:next-style-name="Standard" style:default-outline-level="3" style:list-style-name="" style:class="text">
      <style:text-properties fo:font-weight="normal" style:font-weight-asian="normal" style:font-size-complex="13pt" style:font-weight-complex="norm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Aufzählung" style:family="paragraph" style:parent-style-name="Standard" style:default-outline-level=""/>
    <style:style style:name="Anschrift" style:family="paragraph" style:parent-style-name="Standard" style:default-outline-level="">
      <style:paragraph-properties style:line-height-at-least="0.423cm"/>
    </style:style>
    <style:style style:name="blank" style:family="paragraph" style:parent-style-name="Standard" style:default-outline-level="">
      <style:paragraph-properties fo:line-height="100%"/>
      <style:text-properties fo:font-size="1pt" style:font-size-asian="1pt" style:font-size-complex="1pt"/>
    </style:style>
    <style:style style:name="Betreff" style:family="paragraph" style:parent-style-name="Standard" style:default-outline-level="">
      <style:text-properties fo:font-weight="bold"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onstantia" fo:font-family="Constantia" style:font-family-generic="roman" style:font-pitch="variable" style:letter-kerning="true"/>
    </style:style>
    <style:style style:name="Comment_20_Subject_20_Char" style:display-name="Comment Subject Char" style:family="text" style:parent-style-name="Comment_20_Text_20_Char">
      <style:text-properties style:font-name="Constantia" fo:font-family="Constantia" style:font-family-generic="roman" style:font-pitch="variable" fo:font-weight="bold" style:letter-kerning="true"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9.5pt" fo:font-style="normal" fo:font-weight="normal" style:font-size-asian="9.5pt" style:font-style-asian="normal" style:font-weight-asian="normal" style:font-size-complex="9.5pt"/>
    </style:style>
    <style:style style:name="ListLabel_20_2" style:display-name="ListLabel 2" style:family="text">
      <style:text-properties fo:font-size="9.5pt" fo:font-style="normal" fo:font-weight="normal" style:font-size-asian="9.5pt" style:font-style-asian="normal" style:font-weight-asian="normal" style:font-size-complex="9.5pt"/>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style:font-name="Constantia1"/>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background-color="#ffffff" fo:padding="0cm" fo:border="none"/>
    </style:style>
    <style:style style:name="MP2" style:family="paragraph">
      <loext:graphic-properties draw:fill="none"/>
      <style:paragraph-properties fo:text-align="center"/>
    </style:style>
    <style:style style:name="MP3" style:family="paragraph" style:parent-style-name="Standard">
      <style:paragraph-properties fo:line-height="0.318cm" fo:padding="0cm" fo:border="none"/>
    </style:style>
    <style:style style:name="MP4" style:family="paragraph" style:parent-style-name="Standard">
      <style:paragraph-properties fo:margin-top="0cm" fo:margin-bottom="0.159cm" loext:contextual-spacing="false" fo:line-height="0.318cm" fo:padding="0cm" fo:border="none"/>
    </style:style>
    <style:style style:name="MP5" style:family="paragraph">
      <loext:graphic-properties draw:fill="solid" draw:fill-color="#ffffff"/>
      <style:paragraph-properties fo:text-align="center"/>
      <style:text-properties fo:font-size="18pt"/>
    </style:style>
    <style:style style:name="MT1" style:family="text">
      <style:text-properties style:font-name="Calibri" fo:font-size="7pt" officeooo:rsid="001b5c03" style:font-size-asian="7pt" style:font-size-complex="7pt"/>
    </style:style>
    <style:style style:name="MT2" style:family="text">
      <style:text-properties style:font-name="Calibri" fo:font-size="7pt" style:font-size-asian="7pt" style:font-size-complex="7pt"/>
    </style:style>
    <style:style style:name="MT3" style:family="text">
      <style:text-properties style:font-name="Calibri" fo:font-size="7pt" fo:language="en" fo:country="US" fo:font-weight="bold" officeooo:rsid="001b5c03" style:font-size-asian="7pt" style:font-weight-asian="bold" style:font-size-complex="7pt"/>
    </style:style>
    <style:style style:name="MT4" style:family="text">
      <style:text-properties style:font-name="Calibri" fo:font-size="7pt" fo:language="en" fo:country="US" style:font-size-asian="7pt" style:font-size-complex="7pt"/>
    </style:style>
    <style:style style:name="MT5" style:family="text">
      <style:text-properties style:font-name="Calibri" fo:font-size="7pt" fo:language="en" fo:country="US" officeooo:rsid="001b5c03" style:font-size-asian="7pt" style:font-size-complex="7pt"/>
    </style:style>
    <style:style style:name="MT6" style:family="text">
      <style:text-properties style:font-name="Calibri" fo:font-size="7pt" fo:language="en" fo:country="US" fo:font-style="italic" style:font-size-asian="7pt" style:font-style-asian="italic" style:font-size-complex="7pt"/>
    </style:style>
    <style:style style:name="MT7" style:family="text">
      <style:text-properties style:font-name="Calibri" fo:font-size="7pt" fo:language="en" fo:country="US" fo:font-style="italic" officeooo:rsid="001b5c03" style:font-size-asian="7pt" style:font-style-asian="italic" style:font-size-complex="7pt"/>
    </style:style>
    <style:style style:name="MT8" style:family="text">
      <style:text-properties style:font-name="Calibri" fo:font-size="7pt" fo:letter-spacing="-0.035cm" fo:language="en" fo:country="US" style:font-size-asian="7pt" style:font-size-complex="7pt"/>
    </style:style>
    <style:style style:name="MT9" style:family="text">
      <style:text-properties style:font-name="Calibri" fo:font-size="7pt" fo:font-style="italic" style:font-size-asian="7pt" style:font-style-asian="italic" style:font-size-complex="7pt"/>
    </style:style>
    <style:style style:name="MT10" style:family="text">
      <style:text-properties style:font-name="Calibri" fo:font-size="7pt" fo:letter-spacing="0.004cm" style:font-size-asian="7pt" style:font-size-complex="7pt"/>
    </style:style>
    <style:style style:name="MT11" style:family="text">
      <style:text-properties style:font-name="Constantia" fo:font-size="9.5pt" officeooo:rsid="001b5c03" style:letter-kerning="true" style:font-size-asian="9.5pt" style:font-size-complex="9.5pt"/>
    </style:style>
    <style:style style:name="MT12" style:family="text">
      <style:text-properties officeooo:rsid="001b5c03"/>
    </style:style>
    <style:style style:name="Mfr1" style:family="graphic" style:parent-style-name="Frame">
      <style:graphic-properties fo:margin-left="0cm" fo:margin-right="0cm" fo:margin-top="0.409cm" fo:margin-bottom="0.409cm" style:wrap="none" style:vertical-pos="from-top" style:vertical-rel="page" style:horizontal-pos="from-left" style:horizontal-rel="page" fo:background-color="#ffffff" style:background-transparency="100%" draw:fill="solid" draw:fill-color="#ffffff" draw:opacity="0%" fo:padding="0cm" fo:border="non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Mfr4" style:family="graphic" style:parent-style-name="Frame">
      <style:graphic-properties fo:margin-left="0cm" fo:margin-right="0cm" fo:margin-top="0cm" fo:margin-bottom="0cm" style:wrap="none" style:vertical-pos="from-top" style:vertical-rel="page" style:horizontal-pos="from-left" style:horizontal-rel="page" fo:background-color="#ffffff" style:background-transparency="100%" draw:fill="solid" draw:fill-color="#ffffff" draw:opacity="0%" fo:padding="0cm" fo:border="none"/>
    </style:style>
    <style:style style:name="Mgr1" style:family="graphic">
      <style:graphic-properties fo:margin-left="0.021cm" fo:margin-right="0.035cm" fo:margin-top="0.025cm" fo:margin-bottom="0.0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07cm" svg:stroke-color="#00786b" draw:stroke-linejoin="round"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3" style:family="graphic" style:parent-style-name="Graphics">
      <style:graphic-properties draw:stroke="none" svg:stroke-width="0cm" draw:fill="solid" draw:fill-color="#ffffff" draw:textarea-vertical-align="top" draw:auto-grow-height="true" fo:min-height="0cm" fo:min-width="0cm" fo:padding-top="0.127cm" fo:padding-bottom="0.127cm" fo:padding-left="0.254cm" fo:padding-right="0.254cm" fo:wrap-option="wrap" fo:margin-left="0cm" fo:margin-right="0cm" fo:margin-top="0cm" fo:margin-bottom="0.012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loext:rel-height-rel="paragraph"/>
    </style:style>
    <style:page-layout style:name="Mpm1">
      <style:page-layout-properties fo:page-width="21.001cm" fo:page-height="29.7cm" style:num-format="1" style:print-orientation="portrait" fo:margin-top="1.251cm" fo:margin-bottom="2.221cm" fo:margin-left="2.501cm" fo:margin-right="6.001cm" style:writing-mode="lr-tb" style:layout-grid-color="#c0c0c0" style:layout-grid-lines="34" style:layout-grid-base-height="0.635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17cm" fo:margin-left="0cm" fo:margin-right="0cm" fo:margin-bottom="4.069cm" style:dynamic-spacing="true"/>
      </style:header-style>
      <style:footer-style/>
    </style:page-layout>
  </office:automatic-styles>
  <office:master-styles>
    <style:master-page style:name="Standard" style:page-layout-name="Mpm1">
      <style:header>
        <text:p text:style-name="Header"><draw:frame draw:style-name="Mfr1" draw:name="Frame1" text:anchor-type="paragraph" svg:x="2.503cm" svg:y="4.893cm" svg:width="2cm" svg:height="0.501cm" draw:z-index="4"><draw:text-box><text:p text:style-name="MP1">Page <text:page-number style:num-format="1" text:select-page="current">2</text:page-number>/<text:page-count style:num-format="1">2</text:page-count></text:p></draw:text-box></draw:frame><draw:g text:anchor-type="paragraph" draw:z-index="0" draw:name="Group 28" draw:style-name="Mgr1"><draw:line draw:name="Line 7" draw:style-name="Mgr2" draw:text-style-name="MP2" svg:x1="0.567cm" svg:y1="10.303cm" svg:x2="1.064cm" svg:y2="10.303cm"><text:p/></draw:line><draw:line draw:name="Line 27" draw:style-name="Mgr2" draw:text-style-name="MP2" svg:x1="0.567cm" svg:y1="5.955cm" svg:x2="1.064cm" svg:y2="5.955cm"><text:p/></draw:line></draw:g><draw:frame draw:style-name="Mfr2" draw:name="Bild 35" text:anchor-type="char" svg:x="14.002cm" svg:y="1.9cm" svg:width="4.503cm" svg:height="0.642cm" draw:z-index="2"><draw:image xlink:href="Pictures/100000000000017F000000364E3E8726D23163DE.png" xlink:type="simple" xlink:show="embed" xlink:actuate="onLoad" loext:mime-type="image/png"/><svg:desc>DIW-Berlin_CO_rgb</svg:desc></draw:frame></text:p>
      </style:header>
    </style:master-page>
    <style:master-page style:name="First_20_Page" style:display-name="First Page" style:page-layout-name="Mpm1" style:next-style-name="Standard">
      <style:header>
        <text:p text:style-name="Header"><draw:frame draw:style-name="Mfr3" draw:name="Frame4" text:anchor-type="paragraph" svg:x="0.002cm" svg:y="3.681cm" svg:width="7.601cm" svg:height="0.349cm" draw:z-index="7"><draw:text-box><text:p text:style-name="MP3"><text:span text:style-name="MT1">FIAS, Frankfurt 60438</text:span><text:span text:style-name="MT2">, Germany</text:span></text:p></draw:text-box></draw:frame><draw:frame draw:style-name="Mfr4" draw:name="Frame2" text:anchor-type="paragraph" svg:x="16.004cm" svg:y="10.783cm" svg:width="4.251cm" svg:height="14.503cm" draw:z-index="5"><draw:text-box><text:p text:style-name="MP4"><text:span text:style-name="MT3">Fabian Hofmann</text:span><text:span text:style-name="MT4"><text:line-break/></text:span><text:span text:style-name="MT5">PhD Student, Research Assistant</text:span><text:span text:style-name="MT6"><text:line-break/>Department </text:span><text:span text:style-name="MT7">of theorethical Physics</text:span></text:p><text:p text:style-name="MP4"><text:span text:style-name="MT7"/></text:p><text:p text:style-name="MP4"><text:span text:style-name="MT4">F <text:s/>+49 <text:line-break/></text:span><text:a xlink:type="simple" xlink:href="mailto:hofmann@fias.uni-frankfurt.de" text:style-name="Internet_20_link" text:visited-style-name="Visited_20_Internet_20_Link"><text:span text:style-name="MT5">hofmann</text:span></text:a><text:a xlink:type="simple" xlink:href="mailto:hofmann@fias.uni-frankfurt.de" text:style-name="Internet_20_link" text:visited-style-name="Visited_20_Internet_20_Link"><text:span text:style-name="MT4">@</text:span></text:a><text:a xlink:type="simple" xlink:href="mailto:hofmann@fias.uni-frankfurt.de" text:style-name="Internet_20_link" text:visited-style-name="Visited_20_Internet_20_Link"><text:span text:style-name="MT5">fias.uni-frankfurt.de</text:span></text:a></text:p><text:p text:style-name="MP4"><text:span text:style-name="MT5"/></text:p><text:p text:style-name="MP4"><text:span text:style-name="MT3">FIAS – Frankfurt Institute for Advanced Studies </text:span><text:span text:style-name="MT4"><text:line-break/></text:span><text:span text:style-name="MT5">Ruth-</text:span><text:span text:style-name="MT4">Mo</text:span><text:span text:style-name="MT5">ufang-Straße 1, 60438 Frankfurt</text:span><text:span text:style-name="MT4">, Germany<text:line-break/>www.</text:span><text:span text:style-name="MT5">fias.insitute</text:span></text:p><text:p text:style-name="MP4"><text:span text:style-name="MT6">Executive Board<text:line-break/></text:span><text:span text:style-name="MT4">Prof. Marcel Fratzscher, Ph.D. </text:span><text:span text:style-name="MT6">(President)</text:span><text:span text:style-name="MT4"><text:line-break/>Angelica E. Röhr<text:line-break/>Prof. Dr. Stefan Liebig</text:span><text:span text:style-name="MT6"> </text:span></text:p><text:p text:style-name="MP4"><text:span text:style-name="MT6">Chairman Board of Trustees</text:span><text:span text:style-name="MT4"><text:line-break/>Prof. Dr. Axel A. Weber </text:span></text:p><text:p text:style-name="MP4"><text:span text:style-name="MT6">Legal Status</text:span><text:span text:style-name="MT4"><text:line-break/>Registered Association based in Berlin<text:line-break/>Municipal Court Berlin-Charlottenburg<text:line-break/>95 VR 136 NZ</text:span></text:p><text:p text:style-name="MP4"><text:span text:style-name="MT4">VAT No </text:span><text:span text:style-name="MT8"><text:s/></text:span><text:span text:style-name="MT4">DE 136622485<text:line-break/>Tax No </text:span><text:span text:style-name="MT8"><text:s/></text:span><text:span text:style-name="MT4">27 640 50519</text:span></text:p><text:p text:style-name="MP4"><text:span text:style-name="MT9">Bank Accounts<text:line-break/></text:span><text:span text:style-name="MT2">Berliner Volksbank eG<text:line-break/></text:span><text:span text:style-name="MT9">Bank Code</text:span><text:span text:style-name="MT2"> <text:s/>100 900 00<text:line-break/></text:span><text:span text:style-name="MT9">Account Number</text:span><text:span text:style-name="MT2"> <text:s/>8 848 124 002<text:line-break/></text:span><text:span text:style-name="MT9">BIC (SWIFT-Code)</text:span><text:span text:style-name="MT2"> <text:s/>BEVODEBBXXX<text:line-break/></text:span><text:span text:style-name="MT9">IBAN</text:span><text:span text:style-name="MT2"> <text:s/>DE17 1009 0000 8848 1240 02<text:line-break/><text:line-break/>Deutsche Bank Privat- und Geschäftskunden AG<text:line-break/></text:span><text:span text:style-name="MT9">Bank Code </text:span><text:span text:style-name="MT2"><text:s/>100 708 48<text:line-break/></text:span><text:span text:style-name="MT9">Account Number </text:span><text:span text:style-name="MT2"><text:s/>512 366 600<text:line-break/></text:span><text:span text:style-name="MT9">BIC (SWIFT-Code) </text:span><text:span text:style-name="MT10"><text:s/>DEUTDEDB110</text:span><text:span text:style-name="MT2"><text:line-break/></text:span><text:span text:style-name="MT9">IBAN</text:span><text:span text:style-name="MT2"> <text:s/>DE28 1007 0848 0512 3666 00</text:span></text:p></draw:text-box></draw:frame><draw:custom-shape text:anchor-type="paragraph" style:rel-width="40%" style:rel-height="20%" draw:z-index="3" draw:name="Textfeld 2" draw:style-name="Mgr3" draw:text-style-name="MP5" svg:width="4.998cm" svg:height="1.426cm" svg:x="-0.256cm" svg:y="9.349cm"><text:p text:style-name="Frame_20_contents"><text:span text:style-name="MT11">Frankfurt</text:span>, October <text:span text:style-name="MT12">2</text:span>6, 202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 draw:name="Group 29" draw:style-name="Mgr1"><draw:line draw:name="Line 30" draw:style-name="Mgr2" draw:text-style-name="MP2" svg:x1="0.567cm" svg:y1="10.303cm" svg:x2="1.064cm" svg:y2="10.303cm"><text:p/></draw:line><draw:line draw:name="Line 31" draw:style-name="Mgr2" draw:text-style-name="MP2" svg:x1="0.567cm" svg:y1="5.955cm" svg:x2="1.064cm" svg:y2="5.955cm"><text:p/></draw:line></draw:g></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Brief</dc:title>
    <meta:initial-creator>Zerrahn, Alexander</meta:initial-creator>
    <meta:editing-cycles>13</meta:editing-cycles>
    <meta:print-date>2020-07-23T14:57:00</meta:print-date>
    <meta:creation-date>2019-11-08T10:37:00</meta:creation-date>
    <dc:date>2020-10-26T10:54:26.425393761</dc:date>
    <meta:editing-duration>PT8M26S</meta:editing-duration>
    <meta:generator>LibreOffice/6.4.6.2$Linux_X86_64 LibreOffice_project/40$Build-2</meta:generator>
    <meta:document-statistic meta:table-count="1" meta:image-count="1" meta:object-count="0" meta:page-count="2" meta:paragraph-count="32" meta:word-count="592" meta:character-count="3950" meta:non-whitespace-character-count="3376"/>
    <meta:user-defined meta:name="AppVersion">15.0000</meta:user-defined>
    <meta:user-defined meta:name="Bearbeiter">gadamovich | office implementation</meta:user-defined>
    <meta:user-defined meta:name="Company">DIW Berlin – Deutsches Institut für Wirtschaftsforschung e.V.</meta:user-defined>
    <meta:user-defined meta:name="DocSecurity" meta:value-type="float">0</meta:user-defined>
    <meta:user-defined meta:name="Erstellt am" meta:value-type="string">2010-08-04</meta:user-defined>
    <meta:user-defined meta:name="Erstellt von" meta:value-type="string">edenspiekerman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001</meta:user-defined>
    <meta:user-defined meta:name="Version vom" meta:value-type="string">2010-08-05</meta:user-defined>
    <meta:template xlink:type="simple" xlink:actuate="onRequest" xlink:title="Normal.dotm" xlink:href=""/>
  </office:meta>
</office:document-meta>
</file>